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93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4.527cm"/>
    </style:style>
    <style:style style:name="pr5" style:family="presentation" style:parent-style-name="Default-subtitle">
      <style:graphic-properties draw:fill-color="#ffffff" draw:textarea-vertical-align="top" fo:min-height="16.715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951cm" svg:x="1.27cm" svg:y="7.652cm" presentation:class="title" presentation:user-transformed="true">
          <draw:text-box>
            <text:p>Expedia Experiences<text:line-break/><text:span text:style-name="T1">R. A. Reitmeyer</text:span><text:span text:style-name="T1"><text:line-break/></text:span><text:span text:style-name="T1">June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" draw:layer="layout" svg:width="25.199cm" svg:height="15.534cm" svg:x="1.4cm" svg:y="4.914cm" presentation:class="subtitle" presentation:user-transformed="true">
          <draw:text-box>
            <text:list text:style-name="L1">
              <text:list-item>
                <text:p text:style-name="P1">Final Score: 0.49626, leaderboard #798 of 1988</text:p>
                <text:p text:style-name="P1"/>
              </text:list-item>
              <text:list-item>
                <text:p text:style-name="P1">Big challenge: 8 GB laptop, not enough to load data into memory</text:p>
                <text:list>
                  <text:list-item>
                    <text:p text:style-name="P1"><text:span text:style-name="T2">Reluctant to use Amazon until I had a final approach</text:span></text:p>
                  </text:list-item>
                </text:list>
              </text:list-item>
              <text:list-item>
                <text:p text:style-name="P1"><text:span text:style-name="T3">Swapped technologies freely, for good &amp; bad</text:span></text:p>
              </text:list-item>
              <text:list-item>
                <text:p text:style-name="P1"><text:span text:style-name="T3">Was not able to try everything I'd wanted to do</text:span></text:p>
                <text:list>
                  <text:list-item>
                    <text:p text:style-name="P1"><text:span text:style-name="T2">Initial hardware and “staff time”</text:span></text:p>
                  </text:list-item>
                </text:list>
              </text:list-item>
              <text:list-item>
                <text:p text:style-name="P1"><text:span text:style-name="T3">Best Idea(s)</text:span></text:p>
                <text:list>
                  <text:list-item>
                    <text:p text:style-name="P1"><text:span text:style-name="T2">“</text:span><text:span text:style-name="T2">blocked” the data to create ~30 well defined, repeatable subsamples I could use or combine, made all CPTs with blocks</text:span></text:p>
                  </text:list-item>
                  <text:list-item>
                    <text:p text:style-name="P1"><text:span text:style-name="T2">SQL great (and terrible): trade time for memory</text:span></text:p>
                  </text:list-item>
                  <text:list-item>
                    <text:p text:style-name="P1"><text:span text:style-name="T2">Don't build all 11M rows of a CPT if you'll join it to 2.5M tests</text:span></text:p>
                  </text:list-item>
                  <text:list-item>
                    <text:p text:style-name="P1"><text:span text:style-name="T2">Use knitr::knit_expression and dply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5" draw:text-style-name="P2" draw:layer="layout" svg:width="25.199cm" svg:height="16.715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Conditional Probability Tables (main approach)</text:span></text:p>
                <text:list>
                  <text:list-item>
                    <text:p text:style-name="P1"><text:span text:style-name="T2">Build sum(is_booking), sum(cnt), count(*) into 'rollup' tables</text:span></text:p>
                  </text:list-item>
                  <text:list-item>
                    <text:p text:style-name="P1"><text:span text:style-name="T2">Combine into a score, and rank clusters for each feature combo</text:span></text:p>
                  </text:list-item>
                  <text:list-item>
                    <text:p text:style-name="P1"><text:span text:style-name="T2">Merge predictions for multiple tables by sorting Pc_f values</text:span></text:p>
                  </text:list-item>
                  <text:list-item>
                    <text:p text:style-name="P1"><text:span text:style-name="T2">Also tried small blends of Pc_f' ~ Weighted(Pc, Pc_f)</text:span></text:p>
                  </text:list-item>
                  <text:list-item>
                    <text:p text:style-name="P1"><text:span text:style-name="T2">Use guessing, random search, forums, advice, genetic algo...</text:span></text:p>
                  </text:list-item>
                  <text:list-item>
                    <text:p text:style-name="P1"><text:span text:style-name="T2">See “Expedia Ideas Explained” on slack</text:span></text:p>
                  </text:list-item>
                </text:list>
              </text:list-item>
              <text:list-item>
                <text:p text:style-name="P1"><text:span text:style-name="T4">Bayes Network for merge</text:span></text:p>
                <text:list>
                  <text:list-item>
                    <text:p text:style-name="P1"><text:span text:style-name="T5">gRain package promising, but too slow</text:span></text:p>
                  </text:list-item>
                </text:list>
              </text:list-item>
              <text:list-item>
                <text:p text:style-name="P1"><text:span text:style-name="T4">Probit models per cluster</text:span></text:p>
                <text:list>
                  <text:list-item>
                    <text:p text:style-name="P1"><text:span text:style-name="T2">Computations took too long (or I was too impatient?)</text:span></text:p>
                  </text:list-item>
                </text:list>
              </text:list-item>
              <text:list-item>
                <text:p text:style-name="P1"><text:span text:style-name="T4">XGBoost on most popular subset</text:span></text:p>
                <text:list>
                  <text:list-item>
                    <text:p text:style-name="P1"><text:span text:style-name="T2">Limit each feature to ~100 values, and try that</text:span></text:p>
                  </text:list-item>
                  <text:list-item>
                    <text:p text:style-name="P1"><text:span text:style-name="T2">Use CPTs for tests that fall outside subset</text:span></text:p>
                  </text:list-item>
                  <text:list-item>
                    <text:p text:style-name="P1"><text:span text:style-name="T2">Ran out of time, threw a dart to do one run, it didn't hel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Appendix: Technologies Used/Tried</text:p>
          </draw:text-box>
        </draw:frame>
        <draw:frame presentation:style-name="pr6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SQLite w/ SQL generated from R str manip</text:p>
              </text:list-item>
              <text:list-item>
                <text:p text:style-name="P1">Postgres w/ SQL generated from Python str</text:p>
              </text:list-item>
              <text:list-item>
                <text:p text:style-name="P1">R dplyr, in memory and in Postgres</text:p>
              </text:list-item>
              <text:list-item>
                <text:p text:style-name="P1">Python on its own</text:p>
                <text:p text:style-name="P1"/>
              </text:list-item>
              <text:list-item>
                <text:p text:style-name="P1"><text:span text:style-name="T3">Recommendations:</text:span></text:p>
                <text:list>
                  <text:list-item>
                    <text:p text:style-name="P1"><text:span text:style-name="T2">Within a contest, should pick one and stick with</text:span></text:p>
                  </text:list-item>
                  <text:list-item>
                    <text:p text:style-name="P1"><text:span text:style-name="T2">Use knitr::knit_expression for string templates</text:span></text:p>
                  </text:list-item>
                  <text:list-item>
                    <text:p text:style-name="P1"><text:span text:style-name="T2">Drplyr:: experience mostly positive, but bewa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3:50:14.327884459</meta:creation-date>
    <dc:date>2016-06-13T17:20:40.827779630</dc:date>
    <meta:editing-duration>PT14M27S</meta:editing-duration>
    <meta:editing-cycles>5</meta:editing-cycles>
    <meta:generator>LibreOffice/4.2.8.2$Linux_X86_64 LibreOffice_project/420m0$Build-2</meta:generator>
    <dc:creator>richard </dc:creator>
    <meta:document-statistic meta:object-count="36"/>
  </office:meta>
</office:document-meta>
</file>